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12cm" fo:min-width="3.744cm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12cm" fo:min-width="3.566cm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5cm" fo:min-width="10cm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7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2cm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4cm" loext:decorative="false"/>
      <style:paragraph-properties style:writing-mode="lr-tb"/>
    </style:style>
    <style:style style:name="gr7" style:family="graphic" style:parent-style-name="objectwithoutfill">
      <style:graphic-properties svg:stroke-color="#000000" draw:marker-end="Стили_20_стрелок_20_3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000000" draw:marker-end="Стили_20_стрелок_20_4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0000" draw:marker-end="Стили_20_стрелок_20_6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000000" draw:marker-end="Стили_20_стрелок_20_7" draw:marker-end-width="0.3cm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8.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 loext:decorative="false"/>
      <style:paragraph-properties style:writing-mode="lr-tb"/>
    </style:style>
    <style:style style:name="gr14" style:family="graphic" style:parent-style-name="objectwithoutfill">
      <style:graphic-properties svg:stroke-color="#000000" draw:marker-end="Стили_20_стрелок_20_8" draw:marker-end-width="0.3cm" draw:fill="none" draw:textarea-vertical-align="middle" loext:decorative="false"/>
    </style:style>
    <style:style style:name="gr15" style:family="graphic" style:parent-style-name="objectwithoutfill">
      <style:graphic-properties svg:stroke-color="#000000" draw:marker-end="Стили_20_стрелок_20_9" draw:marker-end-width="0.3cm" draw:fill="none" draw:textarea-vertical-align="middle" loext:decorative="fals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cm" loext:decorative="false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3.25cm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end="Стили_20_стрелок_20_10" draw:marker-end-width="0.3cm" draw:fill="none" draw:textarea-vertical-align="middle" loext:decorative="false"/>
    </style:style>
    <style:style style:name="gr19" style:family="graphic" style:parent-style-name="objectwithoutfill">
      <style:graphic-properties svg:stroke-color="#000000" draw:marker-end="Стили_20_стрелок_20_11" draw:marker-end-width="0.3cm" draw:fill="none" draw:textarea-vertical-align="middle" loext:decorative="false"/>
    </style:style>
    <style:style style:name="gr20" style:family="graphic" style:parent-style-name="objectwithoutfill">
      <style:graphic-properties svg:stroke-color="#000000" draw:marker-end="Стили_20_стрелок_20_12" draw:marker-end-width="0.3cm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8.75cm" loext:decorative="false"/>
      <style:paragraph-properties style:writing-mode="lr-tb"/>
    </style:style>
    <style:style style:name="gr23" style:family="graphic" style:parent-style-name="objectwithoutfill">
      <style:graphic-properties svg:stroke-color="#000000" draw:marker-end="Стили_20_стрелок_20_13" draw:marker-end-width="0.3cm" draw:fill="none" draw:textarea-vertical-align="middle" loext:decorative="fals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4.376cm" loext:decorative="false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9.75cm" loext:decorative="false"/>
      <style:paragraph-properties style:writing-mode="lr-tb"/>
    </style:style>
    <style:style style:name="gr26" style:family="graphic" style:parent-style-name="objectwithoutfill">
      <style:graphic-properties svg:stroke-color="#000000" draw:marker-end="Стили_20_стрелок_20_15" draw:marker-end-width="0.3cm" draw:fill="none" draw:textarea-vertical-align="middle" loext:decorative="false"/>
    </style:style>
    <style:style style:name="gr27" style:family="graphic" style:parent-style-name="objectwithoutfill">
      <style:graphic-properties svg:stroke-color="#000000" draw:marker-end="Стили_20_стрелок_20_16" draw:marker-end-width="0.3cm" draw:fill="none" draw:textarea-vertical-align="middle" loext:decorative="false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3.25cm" loext:decorative="false"/>
      <style:paragraph-properties style:writing-mode="lr-tb"/>
    </style:style>
    <style:style style:name="gr29" style:family="graphic" style:parent-style-name="objectwithoutfill">
      <style:graphic-properties svg:stroke-color="#000000" draw:marker-end="Стили_20_стрелок_20_17" draw:marker-end-width="0.3cm" draw:fill="none" draw:textarea-vertical-align="middle" loext:decorative="false"/>
    </style:style>
    <style:style style:name="gr30" style:family="graphic" style:parent-style-name="objectwithoutfill">
      <style:graphic-properties svg:stroke-color="#000000" draw:marker-end="Стили_20_стрелок_20_18" draw:marker-end-width="0.3cm" draw:fill="none" draw:textarea-vertical-align="middle" loext:decorative="false"/>
    </style:style>
    <style:style style:name="gr31" style:family="graphic" style:parent-style-name="objectwithoutfill">
      <style:graphic-properties svg:stroke-color="#000000" draw:marker-end="Стили_20_стрелок_20_20" draw:marker-end-width="0.3cm" draw:fill="none" draw:textarea-vertical-align="middle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 loext:decorative="false"/>
      <style:paragraph-properties style:writing-mode="lr-tb"/>
    </style:style>
    <style:style style:name="gr33" style:family="graphic" style:parent-style-name="objectwithoutfill">
      <style:graphic-properties svg:stroke-color="#000000" draw:marker-end="Стили_20_стрелок_20_21" draw:marker-end-width="0.3cm" draw:fill="none" draw:textarea-vertical-align="middle" loext:decorative="false"/>
    </style:style>
    <style:style style:name="gr34" style:family="graphic" style:parent-style-name="objectwithoutfill">
      <style:graphic-properties svg:stroke-color="#000000" draw:marker-end="Стили_20_стрелок_20_23" draw:marker-end-width="0.3cm" draw:fill="none" draw:textarea-vertical-align="middle" loext:decorative="false"/>
    </style:style>
    <style:style style:name="gr35" style:family="graphic" style:parent-style-name="objectwithoutfill">
      <style:graphic-properties svg:stroke-color="#000000" draw:marker-end="Стили_20_стрелок_20_24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3" draw:id="id3" draw:layer="layout" svg:width="6cm" svg:height="1.5cm" svg:x="7.5cm" svg:y="1.25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5.75cm" svg:height="1.5cm" svg:x="7.75cm" svg:y="27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0.5cm" svg:height="1.75cm" draw:transform="skewX (0.00122173047639603) rotate (0.00122173047639603) translate (5.25cm 3.5cm)">
          <text:p text:style-name="P3"><text:span text:style-name="T1">Инициализация строки поиска</text:span></text:p>
          <text:p text:style-name="P3"><text:span text:style-name="T1">Создание списка сохранения результатов поиска</text:span></text:p>
          <text:p text:style-name="P3"><text:span text:style-name="T1">Инициализация переменной Documen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7.5cm" svg:height="1.5cm" svg:x="6.75cm" svg:y="6cm">
          <text:p text:style-name="P3"><text:span text:style-name="T1">Подключение и получение данных</text:span></text:p>
          <text:p text:style-name="P3"><text:span text:style-name="T1">c avito.ru при помощи Jsoup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5cm" svg:height="1.5cm" svg:x="8cm" svg:y="8.25cm">
          <text:p text:style-name="P3"><text:span text:style-name="T1">Avito.ru дал отве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4" xml:id="id2" draw:id="id2" draw:layer="layout" svg:width="4.5cm" svg:height="1.5cm" svg:x="14.75cm" svg:y="8.25cm">
          <text:p text:style-name="P3"><text:span text:style-name="T1">Вывод сообщения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13cm" svg:y1="9cm" svg:x2="14.75cm" svg:y2="9cm" draw:start-shape="id1" draw:start-glue-point="7" draw:end-shape="id2" draw:end-glue-point="3" svg:d="M13000 9000h1750" svg:viewBox="0 0 1751 1">
          <text:p/>
        </draw:connector>
        <draw:connector draw:style-name="gr8" draw:text-style-name="P5" draw:layer="layout" svg:x1="10.5cm" svg:y1="2.75cm" svg:x2="10.5cm" svg:y2="3.494cm" draw:start-shape="id3" draw:start-glue-point="8" draw:end-shape="id4" draw:end-glue-point="0" svg:d="M10500 2750v744" svg:viewBox="0 0 1 745">
          <text:p/>
        </draw:connector>
        <draw:connector draw:style-name="gr9" draw:text-style-name="P5" draw:layer="layout" svg:x1="10.5cm" svg:y1="7.5cm" svg:x2="10.5cm" svg:y2="8.25cm" draw:start-shape="id5" draw:start-glue-point="2" draw:end-shape="id1" draw:end-glue-point="4" svg:d="M10500 7500v750" svg:viewBox="0 0 1 751">
          <text:p/>
        </draw:connector>
        <draw:connector draw:style-name="gr10" draw:text-style-name="P5" draw:layer="layout" svg:x1="10.5cm" svg:y1="5.244cm" svg:x2="10.5cm" svg:y2="6cm" draw:start-shape="id4" draw:start-glue-point="2" draw:end-shape="id5" draw:end-glue-point="0" svg:d="M10500 5244v756" svg:viewBox="0 0 1 757">
          <text:p/>
        </draw:connector>
        <draw:frame draw:style-name="gr11" draw:text-style-name="P6" draw:layer="layout" svg:width="1.772cm" svg:height="0.962cm" svg:x="12.728cm" svg:y="7.788cm">
          <draw:text-box>
            <text:p>НЕТ</text:p>
          </draw:text-box>
        </draw:frame>
        <draw:custom-shape draw:style-name="gr12" draw:text-style-name="P4" xml:id="id6" draw:id="id6" draw:layer="layout" svg:width="9cm" svg:height="0.75cm" svg:x="6cm" svg:y="10.5cm">
          <text:p text:style-name="P1"><text:span text:style-name="T1">Найти список карточек на странице</text:span></text:p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.5cm" svg:height="1.212cm" svg:x="10.5cm" svg:y="9.5cm">
          <draw:text-box>
            <text:p>ДА</text:p>
          </draw:text-box>
        </draw:frame>
        <draw:connector draw:style-name="gr14" draw:text-style-name="P5" draw:layer="layout" svg:x1="10.5cm" svg:y1="9.75cm" svg:x2="10.5cm" svg:y2="10.5cm" draw:start-shape="id1" draw:start-glue-point="6" draw:end-shape="id6" draw:end-glue-point="0" svg:d="M10500 9750v750" svg:viewBox="0 0 1 751">
          <text:p/>
        </draw:connector>
        <draw:custom-shape draw:style-name="gr12" draw:text-style-name="P4" xml:id="id7" draw:id="id7" draw:layer="layout" svg:width="9cm" svg:height="0.75cm" svg:x="6cm" svg:y="11.75cm">
          <text:p text:style-name="P1"><text:span text:style-name="T1">Найти в списке карточек все карточки</text:span></text:p>
          <draw:enhanced-geometry svg:viewBox="0 0 21600 21600" draw:type="rectangle" draw:enhanced-path="M 0 0 L 21600 0 21600 21600 0 21600 0 0 Z N"/>
        </draw:custom-shape>
        <draw:connector draw:style-name="gr15" draw:text-style-name="P5" draw:layer="layout" svg:x1="10.5cm" svg:y1="11.25cm" svg:x2="10.5cm" svg:y2="11.75cm" draw:start-shape="id6" draw:start-glue-point="2" draw:end-shape="id7" draw:end-glue-point="0" svg:d="M10500 11250v500" svg:viewBox="0 0 1 501">
          <text:p/>
        </draw:connector>
        <draw:custom-shape draw:style-name="gr16" draw:text-style-name="P4" xml:id="id8" draw:id="id8" draw:layer="layout" svg:width="5cm" svg:height="2cm" svg:x="8cm" svg:y="13cm">
          <text:p text:style-name="P3"><text:span text:style-name="T1">Есть элементы в списке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4" xml:id="id9" draw:id="id9" draw:layer="layout" svg:width="13.75cm" svg:height="2cm" svg:x="2.25cm" svg:y="16cm">
          <text:p text:style-name="P3"><text:span text:style-name="T1">Создать объект карточки, найти название товара,</text:span></text:p>
          <text:p text:style-name="P3"><text:span text:style-name="T1">найти описание, найти цену, найти количество,</text:span></text:p>
          <text:p text:style-name="P3"><text:span text:style-name="T1">Заполнить данными объект карточки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10.5cm" svg:y1="12.5cm" svg:x2="10.5cm" svg:y2="13cm" draw:start-shape="id7" draw:start-glue-point="2" draw:end-shape="id8" draw:end-glue-point="4" svg:d="M10500 12500v500" svg:viewBox="0 0 1 501">
          <text:p/>
        </draw:connector>
        <draw:connector draw:style-name="gr19" draw:text-style-name="P5" draw:layer="layout" svg:x1="10.5cm" svg:y1="15cm" svg:x2="9.125cm" svg:y2="16cm" draw:start-shape="id8" draw:start-glue-point="6" draw:end-shape="id9" draw:end-glue-point="0" svg:d="M10500 15000v501h-1375v499" svg:viewBox="0 0 1376 1001">
          <text:p/>
        </draw:connector>
        <draw:connector draw:style-name="gr20" draw:text-style-name="P5" draw:layer="layout" draw:line-skew="0cm 0.001cm" svg:x1="9.125cm" svg:y1="18cm" svg:x2="8cm" svg:y2="14cm" draw:start-shape="id9" draw:start-glue-point="2" draw:end-shape="id8" draw:end-glue-point="5" svg:d="M9125 18000v501h-7375v-4501h6250" svg:viewBox="0 0 7376 4502">
          <text:p/>
        </draw:connector>
        <draw:frame draw:style-name="gr21" draw:text-style-name="P6" draw:layer="layout" svg:width="1.5cm" svg:height="0.962cm" svg:x="8.5cm" svg:y="14.538cm">
          <draw:text-box>
            <text:p>ДА</text:p>
          </draw:text-box>
        </draw:frame>
        <draw:custom-shape draw:style-name="gr22" draw:text-style-name="P4" xml:id="id10" draw:id="id10" draw:layer="layout" svg:width="9.25cm" svg:height="0.75cm" svg:x="5cm" svg:y="19.25cm">
          <text:p text:style-name="P3"><text:span text:style-name="T1">Создать файл CSV</text:span></text:p>
          <draw:enhanced-geometry svg:viewBox="0 0 21600 21600" draw:type="rectangle" draw:enhanced-path="M 0 0 L 21600 0 21600 21600 0 21600 0 0 Z N"/>
        </draw:custom-shape>
        <draw:connector draw:style-name="gr23" draw:text-style-name="P5" draw:layer="layout" draw:line-skew="3.248cm 1.624cm" svg:x1="13cm" svg:y1="14cm" svg:x2="9.625cm" svg:y2="19.25cm" draw:start-shape="id8" draw:start-glue-point="7" draw:end-shape="id10" draw:end-glue-point="0" svg:d="M13000 14000h3750v4750h-7125v500" svg:viewBox="0 0 7126 5251">
          <text:p/>
        </draw:connector>
        <draw:frame draw:style-name="gr21" draw:text-style-name="P6" draw:layer="layout" svg:width="2cm" svg:height="0.962cm" svg:x="13cm" svg:y="13cm">
          <draw:text-box>
            <text:p>НЕТ</text:p>
          </draw:text-box>
        </draw:frame>
        <draw:custom-shape draw:style-name="gr24" draw:text-style-name="P4" xml:id="id11" draw:id="id11" draw:layer="layout" svg:width="9.75cm" svg:height="1.5cm" svg:x="4.75cm" svg:y="20.75cm">
          <text:p text:style-name="P3"><text:span text:style-name="T1">Файл успешно открыт на запись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xml:id="id12" draw:id="id12" draw:layer="layout" svg:width="9.75cm" svg:height="1.5cm" svg:x="4.75cm" svg:y="23cm">
          <text:p text:style-name="P3"><text:span text:style-name="T1">Есть элементы в объекте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4" xml:id="id16" draw:id="id16" draw:layer="layout" svg:width="10.25cm" svg:height="0.75cm" svg:x="4.5cm" svg:y="25.25cm">
          <text:p text:style-name="P3"><text:span text:style-name="T1">Записать данные в файл</text:span></text:p>
          <draw:enhanced-geometry svg:viewBox="0 0 21600 21600" draw:type="rectangle" draw:enhanced-path="M 0 0 L 21600 0 21600 21600 0 21600 0 0 Z N"/>
        </draw:custom-shape>
        <draw:connector draw:style-name="gr26" draw:text-style-name="P5" draw:layer="layout" svg:x1="9.625cm" svg:y1="20cm" svg:x2="9.625cm" svg:y2="20.75cm" draw:start-shape="id10" draw:start-glue-point="2" draw:end-shape="id11" draw:end-glue-point="4" svg:d="M9625 20000v750" svg:viewBox="0 0 1 751">
          <text:p/>
        </draw:connector>
        <draw:connector draw:style-name="gr27" draw:text-style-name="P5" draw:layer="layout" svg:x1="9.625cm" svg:y1="22.25cm" svg:x2="9.625cm" svg:y2="23cm" draw:start-shape="id11" draw:start-glue-point="6" draw:end-shape="id12" draw:end-glue-point="4" svg:d="M9625 22250v750" svg:viewBox="0 0 1 751">
          <text:p/>
        </draw:connector>
        <draw:frame draw:style-name="gr21" draw:text-style-name="P6" draw:layer="layout" svg:width="1.5cm" svg:height="0.962cm" svg:x="10cm" svg:y="22.038cm">
          <draw:text-box>
            <text:p>ДА</text:p>
          </draw:text-box>
        </draw:frame>
        <draw:frame draw:style-name="gr21" draw:text-style-name="P6" draw:layer="layout" svg:width="2cm" svg:height="0.962cm" svg:x="13.5cm" svg:y="20.25cm">
          <draw:text-box>
            <text:p>НЕТ</text:p>
          </draw:text-box>
        </draw:frame>
        <draw:custom-shape draw:style-name="gr28" draw:text-style-name="P4" xml:id="id13" draw:id="id13" draw:layer="layout" svg:width="3.75cm" svg:height="1.5cm" svg:x="15.25cm" svg:y="20.75cm">
          <text:p text:style-name="P1"><text:span text:style-name="T1">Вывод сообщения</text:span></text:p>
          <draw:enhanced-geometry svg:viewBox="0 0 21600 21600" draw:type="rectangle" draw:enhanced-path="M 0 0 L 21600 0 21600 21600 0 21600 0 0 Z N"/>
        </draw:custom-shape>
        <draw:connector draw:style-name="gr29" draw:text-style-name="P5" draw:layer="layout" svg:x1="14.5cm" svg:y1="21.5cm" svg:x2="15.25cm" svg:y2="21.5cm" draw:start-shape="id11" draw:start-glue-point="7" draw:end-shape="id13" draw:end-glue-point="3" svg:d="M14500 21500h750" svg:viewBox="0 0 751 1">
          <text:p/>
        </draw:connector>
        <draw:connector draw:style-name="gr30" draw:text-style-name="P5" xml:id="id15" draw:id="id15" draw:layer="layout" svg:x1="17.125cm" svg:y1="22.25cm" svg:x2="13.5cm" svg:y2="27.75cm" draw:start-shape="id13" draw:start-glue-point="2" draw:end-shape="id14" draw:end-glue-point="10" svg:d="M17125 22250v5500h-3625" svg:viewBox="0 0 3626 5501">
          <text:p/>
        </draw:connector>
        <draw:connector draw:style-name="gr31" draw:text-style-name="P5" draw:layer="layout" draw:line-skew="-0.251cm" svg:x1="19.25cm" svg:y1="9cm" svg:x2="17.125cm" svg:y2="27.75cm" draw:start-shape="id2" draw:start-glue-point="1" draw:end-shape="id15" draw:end-glue-point="0" svg:d="M19250 9000h250v18750h-2375" svg:viewBox="0 0 2376 18751">
          <text:p/>
        </draw:connector>
        <draw:frame draw:style-name="gr32" draw:text-style-name="P6" draw:layer="layout" svg:width="1.5cm" svg:height="0.962cm" svg:x="10cm" svg:y="24.25cm">
          <draw:text-box draw:corner-radius="3cm">
            <text:p>ДА</text:p>
          </draw:text-box>
        </draw:frame>
        <draw:frame draw:style-name="gr21" draw:text-style-name="P6" draw:layer="layout" svg:width="2cm" svg:height="0.962cm" svg:x="14cm" svg:y="22.788cm">
          <draw:text-box>
            <text:p>НЕТ</text:p>
          </draw:text-box>
        </draw:frame>
        <draw:connector draw:style-name="gr33" draw:text-style-name="P5" draw:layer="layout" draw:line-skew="1.248cm 0.749cm" svg:x1="14.5cm" svg:y1="23.75cm" svg:x2="10.625cm" svg:y2="27cm" draw:start-shape="id12" draw:start-glue-point="7" draw:end-shape="id14" draw:end-glue-point="4" svg:d="M14500 23750h1750v2750h-5625v500" svg:viewBox="0 0 5626 3251">
          <text:p/>
        </draw:connector>
        <draw:connector draw:style-name="gr34" draw:text-style-name="P5" draw:layer="layout" svg:x1="9.625cm" svg:y1="24.5cm" svg:x2="9.625cm" svg:y2="25.25cm" draw:start-shape="id12" draw:start-glue-point="6" draw:end-shape="id16" draw:end-glue-point="0" svg:d="M9625 24500v750" svg:viewBox="0 0 1 751">
          <text:p/>
        </draw:connector>
        <draw:connector draw:style-name="gr35" draw:text-style-name="P5" draw:layer="layout" draw:line-skew="0cm -1.999cm" svg:x1="9.625cm" svg:y1="26cm" svg:x2="4.75cm" svg:y2="23.75cm" draw:start-shape="id16" draw:start-glue-point="2" draw:end-shape="id12" draw:end-glue-point="5" svg:d="M9625 26000v501h-7625v-2751h2750" svg:viewBox="0 0 7626 27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24" draw:display-name="Стили стрелок 24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07T12:41:32.516000000</meta:creation-date>
    <dc:date>2024-01-07T14:19:43.001000000</dc:date>
    <meta:editing-duration>PT1H38M6S</meta:editing-duration>
    <meta:editing-cycles>12</meta:editing-cycles>
    <meta:generator>LibreOffice/7.6.4.1$Windows_X86_64 LibreOffice_project/e19e193f88cd6c0525a17fb7a176ed8e6a3e2aa1</meta:generator>
    <meta:document-statistic meta:object-count="41"/>
  </office:meta>
</office:document-meta>
</file>